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c5000b" draw:fill="solid" draw:fill-color="#c5000b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81cm" svg:height="0.381cm" svg:x="4.04cm" svg:y="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9.917cm" svg:height="0.963cm" svg:x="5.826cm" svg:y="1.18cm">
          <draw:text-box>
            <text:p>Predicted network weights space:</text:p>
          </draw:text-box>
        </draw:frame>
        <draw:frame draw:style-name="gr2" draw:layer="layout" svg:width="4.892cm" svg:height="0.963cm" svg:x="1.783cm" svg:y="2.534cm">
          <draw:text-box>
            <text:p>Correct weights</text:p>
          </draw:text-box>
        </draw:frame>
        <draw:custom-shape draw:style-name="gr1" draw:text-style-name="P1" draw:layer="layout" svg:width="0.381cm" svg:height="0.381cm" svg:x="4.14cm" svg:y="7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4.892cm" svg:height="0.963cm" svg:x="1.883cm" svg:y="6.735cm">
          <draw:text-box>
            <text:p>Correct weights</text:p>
          </draw:text-box>
        </draw:frame>
        <draw:custom-shape draw:style-name="gr1" draw:text-style-name="P1" draw:layer="layout" svg:width="0.381cm" svg:height="0.381cm" svg:x="17.24cm" svg:y="3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4.892cm" svg:height="0.963cm" svg:x="14.983cm" svg:y="2.235cm">
          <draw:text-box>
            <text:p>Correct weights</text:p>
          </draw:text-box>
        </draw:frame>
        <draw:custom-shape draw:style-name="gr1" draw:text-style-name="P1" draw:layer="layout" svg:width="0.381cm" svg:height="0.381cm" svg:x="15.14cm" svg:y="7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4.892cm" svg:height="0.963cm" svg:x="12.883cm" svg:y="6.635cm">
          <draw:text-box>
            <text:p>Correct weights</text:p>
          </draw:text-box>
        </draw:frame>
        <draw:custom-shape draw:style-name="gr3" draw:text-style-name="P1" draw:layer="layout" svg:width="0.381cm" svg:height="0.381cm" svg:x="9.14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6.34cm" svg:height="0.963cm" svg:x="6.883cm" svg:y="3.436cm">
          <draw:text-box>
            <text:p>Random initialization</text:p>
          </draw:text-box>
        </draw:frame>
        <draw:connector draw:style-name="gr4" draw:text-style-name="P1" draw:layer="layout" draw:type="line" svg:x1="9.068cm" svg:y1="5.397cm" svg:x2="6.548cm" svg:y2="6.655cm" svg:d="m9068 5397-2520 1258" svg:viewBox="0 0 2521 1259">
          <text:p/>
        </draw:connector>
        <draw:connector draw:style-name="gr4" draw:text-style-name="P1" draw:layer="layout" draw:type="line" svg:x1="9.011cm" svg:y1="5.148cm" svg:x2="5.45cm" svg:y2="3.905cm" svg:d="m9011 5148-3561-1243" svg:viewBox="0 0 3562 1244">
          <text:p/>
        </draw:connector>
        <draw:connector draw:style-name="gr4" draw:text-style-name="P1" draw:layer="layout" draw:type="line" svg:x1="9.567cm" svg:y1="5.408cm" svg:x2="12.742cm" svg:y2="6.72cm" svg:d="m9567 5408 3175 1312" svg:viewBox="0 0 3176 1313">
          <text:p/>
        </draw:connector>
        <draw:connector draw:style-name="gr4" draw:text-style-name="P1" draw:layer="layout" draw:type="line" svg:x1="9.631cm" svg:y1="5.186cm" svg:x2="16.785cm" svg:y2="3.482cm" svg:d="m9631 5186 7154-1704" svg:viewBox="0 0 7155 1705">
          <text:p/>
        </draw:connector>
        <draw:frame draw:style-name="gr5" draw:layer="layout" svg:width="0.889cm" svg:height="0.963cm" svg:x="9.89cm" svg:y="4.101cm">
          <draw:text-box>
            <text:p>?</text:p>
          </draw:text-box>
        </draw:frame>
        <draw:frame draw:style-name="gr5" draw:layer="layout" svg:width="0.889cm" svg:height="0.963cm" svg:x="10.398cm" svg:y="5.064cm">
          <draw:text-box>
            <text:p>?</text:p>
          </draw:text-box>
        </draw:frame>
        <draw:frame draw:style-name="gr5" draw:layer="layout" svg:width="0.889cm" svg:height="0.963cm" svg:x="7.477cm" svg:y="5.117cm">
          <draw:text-box>
            <text:p>?</text:p>
          </draw:text-box>
        </draw:frame>
        <draw:frame draw:style-name="gr5" draw:layer="layout" svg:width="0.889cm" svg:height="0.963cm" svg:x="7.731cm" svg:y="4.101cm">
          <draw:text-box>
            <text:p>?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14:24:15.715000000</meta:creation-date>
    <dc:date>2016-01-30T21:49:48.049000000</dc:date>
    <meta:editing-duration>PT36M25S</meta:editing-duration>
    <meta:editing-cycles>21</meta:editing-cycles>
    <meta:generator>LibreOffice/4.1.3.2$Windows_x86 LibreOffice_project/70feb7d99726f064edab4605a8ab840c50ec57a</meta:generator>
    <meta:document-statistic meta:object-count="19"/>
  </office:meta>
</office:document-meta>
</file>